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8" table:default-cell-style-name="ce10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2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P2];&quot;X&quot; )" office:value-type="float" office:value="24" calcext:value-type="float">
            <text:p>24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P3];&quot;X&quot; )" office:value-type="float" office:value="19" calcext:value-type="float">
            <text:p>19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P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P5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P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P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P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P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P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P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P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P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P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P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P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P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P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P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P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P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P22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P23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P24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P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P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P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P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P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P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P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P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P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P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P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P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P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P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P39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P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P41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P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P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P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P45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P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P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P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P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P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P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P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P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P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P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P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P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P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P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P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P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P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P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P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P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P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P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P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P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P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P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P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P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P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P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P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P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P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P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P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P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P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P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P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P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P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P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P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P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P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P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P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P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P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P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P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P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P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P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P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P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P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P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P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P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P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P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P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P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P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P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P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P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P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P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P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P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P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P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P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P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P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P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P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P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P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P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P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P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P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P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P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P133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P13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P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P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P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P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P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P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P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P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P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P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P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P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P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P148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P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P150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P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P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P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P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P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P156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P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P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P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P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P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P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P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P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P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P1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P167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P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P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P170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P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P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P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P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P17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P176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P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P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P17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P18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P181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P1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P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P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P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P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P1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P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P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P19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P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P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P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P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P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P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P1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P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P1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P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1:.AP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P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P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P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P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P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P20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P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P20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P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P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P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P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P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P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P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P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P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P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P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P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P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P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P22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P22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P22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P22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P228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P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P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P23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9:49:44.051824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2T16:15:31.400379439</dc:date>
    <meta:editing-duration>P1DT14H28M28S</meta:editing-duration>
    <meta:editing-cycles>68</meta:editing-cycles>
    <meta:document-statistic meta:table-count="2" meta:cell-count="1332" meta:object-count="0"/>
  </office:meta>
</office:document-meta>
</file>